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0c7" officeooo:paragraph-rsid="000d0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ud Certifications</text:p>
      <text:p text:style-name="P1"/>
      <text:p text:style-name="P1">AWS</text:p>
      <text:p text:style-name="P1"/>
      <text:p text:style-name="P1">Azure</text:p>
      <text:p text:style-name="P1"/>
      <text:p text:style-name="P1">Google Cloud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1:44:14.879000000</meta:creation-date>
    <dc:date>2022-06-30T11:46:11.571000000</dc:date>
    <meta:editing-duration>PT1M56S</meta:editing-duration>
    <meta:editing-cycles>1</meta:editing-cycles>
    <meta:document-statistic meta:table-count="0" meta:image-count="0" meta:object-count="0" meta:page-count="1" meta:paragraph-count="4" meta:word-count="6" meta:character-count="40" meta:non-whitespace-character-count="38"/>
    <meta:generator>LibreOffice/7.1.5.2$Windows_X86_64 LibreOffice_project/85f04e9f809797b8199d13c421bd8a2b025d52b5</meta:generator>
  </office:meta>
</office:document-meta>
</file>